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Endpoint.createTransformer( MessageExchange exchange , NormalizedMessage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ltEndpoint.getTransform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Endpoint.transformContent( Transformer transformer , MessageExchange exchange , NormalizedMessage in , NormalizedMessage 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sltEndpoint.configureTransformer( Transformer transformer , MessageExchange exchange , NormalizedMessage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sltEndpoint.createTempl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ltEndpoint.getXsl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Endpoint.setUseDomSourceForXslt( boolean useDomSourceForXs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Endpoint.getTempl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tEndpoint.getUseDomSourceFor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Endpoint.setReload( boolean re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Endpoint.setUseDomSourceForContent( Boolean useDomSourceFor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Endpoint.isUseDomSourceForXs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Endpoint.setTransformerFactory( TransformerFactory transform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Endpoint.transform( MessageExchange exchange , NormalizedMessage in ,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Endpoint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Endpoint.isRe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Endpoint.createXsltSource( Resourc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ltEndpoint.createTransform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